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officeooo:rsid="0193b295" officeooo:paragraph-rsid="00158341"/>
    </style:style>
    <style:style style:name="P2" style:family="paragraph" style:parent-style-name="Text_20_body">
      <style:text-properties officeooo:paragraph-rsid="00158341"/>
    </style:style>
    <style:style style:name="P3" style:family="paragraph" style:parent-style-name="Text_20_body">
      <style:text-properties officeooo:paragraph-rsid="00158341"/>
    </style:style>
    <style:style style:name="P4" style:family="paragraph" style:parent-style-name="Heading_20_1">
      <style:text-properties style:font-name="Times New Roman" fo:font-size="16.1000003814697pt" fo:font-weight="bold" officeooo:rsid="01d596ef" officeooo:paragraph-rsid="00158341" style:font-name-asian="Microsoft YaHei" style:font-size-asian="18.2000007629395pt" style:font-weight-asian="bold" style:font-name-complex="Arial" style:font-size-complex="18.2000007629395pt" style:font-weight-complex="bold"/>
    </style:style>
    <style:style style:name="P5" style:family="paragraph" style:parent-style-name="Heading_20_1">
      <style:text-properties style:font-name="Times New Roman" fo:font-size="16.1000003814697pt" fo:font-weight="bold" officeooo:rsid="0192bd6c" officeooo:paragraph-rsid="00158341" style:font-name-asian="Microsoft YaHei" style:font-size-asian="18.2000007629395pt" style:font-weight-asian="bold" style:font-name-complex="Arial" style:font-size-complex="18.2000007629395pt" style:font-weight-complex="bold"/>
    </style:style>
    <style:style style:name="T1" style:family="text">
      <style:text-properties officeooo:rsid="0200052d"/>
    </style:style>
    <style:style style:name="T2" style:family="text">
      <style:text-properties style:font-name="Times New Roman" fo:font-size="12pt" fo:font-weight="normal" officeooo:rsid="01b81aaf" style:font-name-asian="Microsoft YaHei" style:font-size-asian="12pt" style:font-weight-asian="normal" style:font-name-complex="Arial" style:font-size-complex="12pt" style:font-weight-complex="normal"/>
    </style:style>
    <style:style style:name="T3" style:family="text">
      <style:text-properties style:font-name="Times New Roman" fo:font-size="12pt" fo:font-weight="normal" officeooo:rsid="0200052d" style:font-name-asian="Microsoft YaHei" style:font-size-asian="12pt" style:font-weight-asian="normal" style:font-name-complex="Arial" style:font-size-complex="12pt" style:font-weight-complex="normal"/>
    </style:style>
    <style:style style:name="T4" style:family="text">
      <style:text-properties style:font-name="Times New Roman" fo:font-size="12pt" fo:font-weight="normal" officeooo:rsid="01e6342b" style:font-name-asian="Microsoft YaHei" style:font-size-asian="12pt" style:font-weight-asian="normal" style:font-name-complex="Arial" style:font-size-complex="12pt" style:font-weight-complex="normal"/>
    </style:style>
    <style:style style:name="T5" style:family="text">
      <style:text-properties style:font-name="Times New Roman" fo:font-size="12pt" fo:font-weight="normal" officeooo:rsid="0016e99d" style:font-name-asian="Microsoft YaHei" style:font-size-asian="12pt" style:font-weight-asian="normal" style:font-name-complex="Arial" style:font-size-complex="12pt" style:font-weight-complex="normal"/>
    </style:style>
    <style:style style:name="T6" style:family="text">
      <style:text-properties style:font-name="Times New Roman" fo:font-size="12pt" fo:font-weight="normal" officeooo:rsid="01d596ef" style:font-name-asian="Microsoft YaHei" style:font-size-asian="10.5pt" style:font-weight-asian="normal" style:font-name-complex="Arial" style:font-size-complex="12pt" style:font-weight-complex="normal"/>
    </style:style>
    <style:style style:name="T7" style:family="text">
      <style:text-properties style:font-name="Times New Roman" fo:font-size="12pt" fo:font-weight="normal" officeooo:rsid="020df1c4" style:font-name-asian="Microsoft YaHei" style:font-size-asian="10.5pt" style:font-weight-asian="normal" style:font-name-complex="Arial" style:font-size-complex="12pt" style:font-weight-complex="normal"/>
    </style:style>
    <style:style style:name="T8" style:family="text">
      <style:text-properties style:font-name="Times New Roman" fo:font-size="12pt" fo:font-weight="normal" officeooo:rsid="0016e99d" style:font-name-asian="Microsoft YaHei" style:font-size-asian="10.5pt" style:font-weight-asian="normal" style:font-name-complex="Arial" style:font-size-complex="12pt" style:font-weight-complex="normal"/>
    </style:style>
    <style:style style:name="T9" style:family="text">
      <style:text-properties officeooo:rsid="0016e9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onclusions</text:h>
      <text:p text:style-name="P2"><text:span text:style-name="T6">SCOEL has its origins in Icon and Unicon, but it is a strictly object oriented language and it is designed to expand upon Icon and Unicon string scanning and pattern matching operations </text:span><text:span text:style-name="T7">and provide a set of logical programming operations and object. <text:s/></text:span><text:span text:style-name="T8">The</text:span><text:span text:style-name="T7"> Mission Bay District of San Francisco </text:span><text:span text:style-name="T8">project was a project I labored over for many months and needed an automated system to identify references to other deeds. <text:s/></text:span><text:span text:style-name="T7">Having </text:span><text:span text:style-name="T8">a language like Scoel, which combines object oriented programming with features of logical programming would improve the productivity of developers to handle problems like the Mission Bay District of San Francisco</text:span><text:span text:style-name="T7">.</text:span></text:p>
      <text:h text:style-name="P5" text:outline-level="1"><text:bookmark-start text:name="__RefHeading___Toc3248_2161958288"/>Related Research<text:bookmark-end text:name="__RefHeading___Toc3248_2161958288"/></text:h>
      <text:p text:style-name="P2"><text:span text:style-name="T1">Future research as a result of the development of SCOEL would include: Goal Directed String Scanning, Finding Partitioned Tokens with SCOEL, </text:span><text:span text:style-name="T3">and </text:span><text:span text:style-name="T2">Extracting </text:span><text:span text:style-name="T5">i</text:span><text:span text:style-name="T2">nformation from </text:span><text:span text:style-name="T5">c</text:span><text:span text:style-name="T4">ollections of </text:span><text:span text:style-name="T5">property descriptions</text:span><text:span text:style-name="T2"> with SCOEL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imes New Roman" fo:font-family="'Times New Roman'" style:font-style-name="Bold" style:font-family-generic="roman" style:font-pitch="variable" fo:font-size="16pt" fo:font-weight="bold" officeooo:rsid="01d596ef" style:font-name-asian="Microsoft YaHei" style:font-family-asian="'Microsoft YaHei'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1:52:53.886131362</meta:creation-date>
    <dc:date>2021-05-16T02:14:30.342087128</dc:date>
    <meta:editing-duration>PT10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136" meta:character-count="886" meta:non-whitespace-character-count="752"/>
  </office:meta>
</office:document-meta>
</file>